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934e9" officeooo:paragraph-rsid="000934e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ía 1 – 23/10/2024 (1 hora y media)</text:p>
      <text:p text:style-name="P1"/>
      <text:p text:style-name="P1">Finalmente tras horas de búsqueda el proyecto queda renombrado a PokeSharp y será hecho en Godot Engine, día utilizado para organizar ideas/bocetos del proyecto, recolectar tutoriales para utilizar Godot, seguir con el Trello y hacer un boceto a la web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01:00:49.447000000</meta:creation-date>
    <dc:date>2024-10-23T01:03:31.590000000</dc:date>
    <meta:editing-duration>PT2M43S</meta:editing-duration>
    <meta:editing-cycles>1</meta:editing-cycles>
    <meta:document-statistic meta:table-count="0" meta:image-count="0" meta:object-count="0" meta:page-count="1" meta:paragraph-count="2" meta:word-count="47" meta:character-count="288" meta:non-whitespace-character-count="242"/>
    <meta:generator>LibreOffice/7.6.2.1$Windows_X86_64 LibreOffice_project/56f7684011345957bbf33a7ee678afaf4d2ba333</meta:generator>
  </office:meta>
</office:document-meta>
</file>